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6FC963F1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335cm" fo:min-width="0.002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419cm" fo:min-width="0.169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335cm" fo:min-width="12.67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253cm" fo:min-width="0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f2c94c" draw:marker-start-width="0.321cm" draw:marker-end-width="0.321cm" draw:fill="none" loext:fill-use-slide-background="false" draw:textarea-horizontal-align="justify" draw:textarea-vertical-align="middle" draw:auto-grow-height="false" fo:min-height="11.67cm" fo:min-width="14.336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f8bbd0" draw:marker-start-width="0.321cm" draw:marker-end-width="0.321cm" draw:fill="none" loext:fill-use-slide-background="false" draw:textarea-horizontal-align="justify" draw:textarea-vertical-align="middle" draw:auto-grow-height="false" fo:min-height="0.42cm" fo:min-width="9.419cm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81cm" svg:stroke-color="#008040" draw:marker-start-width="0.321cm" draw:marker-end-width="0.321cm" draw:fill="none" loext:fill-use-slide-background="false" draw:textarea-horizontal-align="justify" draw:textarea-vertical-align="middle" draw:auto-grow-height="false" fo:min-height="0.42cm" fo:min-width="4.003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55afec" draw:marker-start-width="0.321cm" draw:marker-end-width="0.321cm" draw:fill="none" loext:fill-use-slide-background="false" draw:textarea-horizontal-align="justify" draw:textarea-vertical-align="middle" draw:auto-grow-height="false" fo:min-height="0.253cm" fo:min-width="2.586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770000" draw:marker-start-width="0.321cm" draw:marker-end-width="0.321cm" draw:fill="none" loext:fill-use-slide-background="false" draw:textarea-horizontal-align="justify" draw:textarea-vertical-align="middle" draw:auto-grow-height="false" fo:min-height="0.168cm" fo:min-width="2.587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092cm" svg:height="17.749cm" svg:x="-0.116cm" svg:y="-0.166cm">
            <draw:image xlink:href="Pictures/10000000000002460000026FC963F1B4.png" xlink:type="simple" xlink:show="embed" xlink:actuate="onLoad" draw:mime-type="image/png">
              <text:p/>
            </draw:image>
          </draw:frame>
          <draw:custom-shape draw:style-name="gr3" draw:text-style-name="P2" draw:layer="layout" svg:width="0.582cm" svg:height="0.665cm" svg:x="15.334cm" svg:y="0.7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749cm" svg:height="0.749cm" svg:x="1.001cm" svg:y="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13.25cm" svg:height="0.665cm" svg:x="1.833cm" svg:y="1.75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0.5cm" svg:height="0.583cm" svg:x="15.25cm" svg:y="1.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4.916cm" svg:height="12cm" svg:x="1cm" svg:y="2.6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9.999cm" svg:height="0.75cm" svg:x="1.084cm" svg:y="14.9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583cm" svg:height="0.75cm" svg:x="11.167cm" svg:y="14.9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166cm" svg:height="0.583cm" svg:x="1.084cm" svg:y="15.7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167cm" svg:height="0.498cm" svg:x="12.583cm" svg:y="15.75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7:32:46.760583775</dc:date>
    <meta:editing-duration>PT7M8S</meta:editing-duration>
    <meta:editing-cycles>1</meta:editing-cycles>
    <meta:document-statistic meta:object-count="11"/>
    <meta:generator>LibreOffice/24.2.6.2$Linux_X86_64 LibreOffice_project/420$Build-2</meta:generator>
  </office:meta>
</office:document-meta>
</file>